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 style:data-style-name="N10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2"/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solid" draw:fill-color="#999999" draw:textarea-horizontal-align="center" draw:textarea-vertical-align="middle" draw:shadow="hidden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999999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3" table:default-cell-style-name="Default"/>
        <table:table-row table:style-name="ro1"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3" office:value-type="string" calcext:value-type="string">
            <text:p><text:a xlink:href="http://t.th/" xlink:type="simple">T.Th</text:a></text:p>
          </table:table-cell>
          <table:table-cell table:style-name="ce1" office:value-type="string" calcext:value-type="string">
            <text:p>T.Ex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2]/SQRT(4*9.82*[.C2]/3)" office:value-type="float" office:value="1.95415896765738" calcext:value-type="float">
            <text:p>1,95416</text:p>
          </table:table-cell>
          <table:table-cell table:style-name="ce1" office:value-type="float" office:value="1.79" calcext:value-type="float">
            <text:p>1,79</text:p>
          </table:table-cell>
          <table:table-cell table:number-columns-repeated="2"/>
          <table:table-cell table:style-name="ce1" office:value-type="string" calcext:value-type="string">
            <text:p>Length of slope (meter)</text:p>
          </table:table-cell>
          <table:table-cell table:style-name="ce1" office:value-type="string" calcext:value-type="string">
            <text:p>Height of slope (meter)</text:p>
          </table:table-cell>
          <table:table-cell table:style-name="ce1" office:value-type="string" calcext:value-type="string">
            <text:p>Theoretical time (sec)</text:p>
          </table:table-cell>
          <table:table-cell table:style-name="ce1" office:value-type="string" calcext:value-type="string">
            <text:p>Average time (sec)</text:p>
          </table:table-cell>
          <table:table-cell table:number-columns-repeated="16373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3]/SQRT(4*9.82*[.C3]/3)" office:value-type="float" office:value="1.95415896765738" calcext:value-type="float">
            <text:p>1,95416</text:p>
          </table:table-cell>
          <table:table-cell table:style-name="ce1" office:value-type="float" office:value="1.57" calcext:value-type="float">
            <text:p>1,57</text:p>
          </table:table-cell>
          <table:table-cell table:number-columns-repeated="2"/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02" calcext:value-type="float">
            <text:p>0,02</text:p>
          </table:table-cell>
          <table:table-cell table:style-name="ce1" office:value-type="float" office:value="1.95416" calcext:value-type="float">
            <text:p>1,95416</text:p>
          </table:table-cell>
          <table:table-cell table:style-name="ce6" office:value-type="float" office:value="1.6" calcext:value-type="float">
            <text:p>1,60</text:p>
          </table:table-cell>
          <table:table-cell table:number-columns-repeated="16373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4]/SQRT(4*9.82*[.C4]/3)" office:value-type="float" office:value="1.95415896765738" calcext:value-type="float">
            <text:p>1,95416</text:p>
          </table:table-cell>
          <table:table-cell table:style-name="ce1" office:value-type="float" office:value="1.52" calcext:value-type="float">
            <text:p>1,52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5]/SQRT(4*9.82*[.C5]/3)" office:value-type="float" office:value="1.95415896765738" calcext:value-type="float">
            <text:p>1,95416</text:p>
          </table:table-cell>
          <table:table-cell table:style-name="ce1" office:value-type="float" office:value="1.25" calcext:value-type="float">
            <text:p>1,25</text:p>
          </table:table-cell>
          <table:table-cell table:number-columns-repeated="2"/>
          <table:table-cell table:style-name="ce1" office:value-type="string" calcext:value-type="string">
            <text:p>Length of slope (meter)</text:p>
          </table:table-cell>
          <table:table-cell table:style-name="ce1" office:value-type="string" calcext:value-type="string">
            <text:p>Height of slope (meter)</text:p>
          </table:table-cell>
          <table:table-cell table:style-name="ce1" office:value-type="string" calcext:value-type="string">
            <text:p>Theoretical time (sec)</text:p>
          </table:table-cell>
          <table:table-cell table:style-name="ce1" office:value-type="string" calcext:value-type="string">
            <text:p>Average time (sec)</text:p>
          </table:table-cell>
          <table:table-cell table:number-columns-repeated="16373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6]/SQRT(4*9.82*[.C6]/3)" office:value-type="float" office:value="1.95415896765738" calcext:value-type="float">
            <text:p>1,95416</text:p>
          </table:table-cell>
          <table:table-cell table:style-name="ce1" office:value-type="float" office:value="1.99" calcext:value-type="float">
            <text:p>1,99</text:p>
          </table:table-cell>
          <table:table-cell table:number-columns-repeated="2"/>
          <table:table-cell table:style-name="ce6" office:value-type="float" office:value="0.375" calcext:value-type="float">
            <text:p>0,38</text:p>
          </table:table-cell>
          <table:table-cell table:style-name="ce6" office:value-type="float" office:value="0.02" calcext:value-type="float">
            <text:p>0,02</text:p>
          </table:table-cell>
          <table:table-cell table:style-name="ce1" office:value-type="float" office:value="1.69235" calcext:value-type="float">
            <text:p>1,69235</text:p>
          </table:table-cell>
          <table:table-cell table:style-name="ce6" office:value-type="float" office:value="1.4" calcext:value-type="float">
            <text:p>1,40</text:p>
          </table:table-cell>
          <table:table-cell table:number-columns-repeated="16373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7]/SQRT(4*9.82*[.C7]/3)" office:value-type="float" office:value="1.95415896765738" calcext:value-type="float">
            <text:p>1,95416</text:p>
          </table:table-cell>
          <table:table-cell table:style-name="ce1" office:value-type="float" office:value="1.44" calcext:value-type="float">
            <text:p>1,44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8]/SQRT(4*9.82*[.C8]/3)" office:value-type="float" office:value="1.95415896765738" calcext:value-type="float">
            <text:p>1,95416</text:p>
          </table:table-cell>
          <table:table-cell table:style-name="ce1" office:value-type="float" office:value="1.24" calcext:value-type="float">
            <text:p>1,24</text:p>
          </table:table-cell>
          <table:table-cell table:number-columns-repeated="2"/>
          <table:table-cell table:style-name="ce1" office:value-type="string" calcext:value-type="string">
            <text:p>Length of slope (meter)</text:p>
          </table:table-cell>
          <table:table-cell table:style-name="ce1" office:value-type="string" calcext:value-type="string">
            <text:p>Height of slope (meter)</text:p>
          </table:table-cell>
          <table:table-cell table:style-name="ce1" office:value-type="string" calcext:value-type="string">
            <text:p>Theoretical time (sec)</text:p>
          </table:table-cell>
          <table:table-cell table:style-name="ce1" office:value-type="string" calcext:value-type="string">
            <text:p>Average time (sec)</text:p>
          </table:table-cell>
          <table:table-cell table:number-columns-repeated="16373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9]/SQRT(4*9.82*[.C9]/3)" office:value-type="float" office:value="1.95415896765738" calcext:value-type="float">
            <text:p>1,95416</text:p>
          </table:table-cell>
          <table:table-cell table:style-name="ce1" office:value-type="float" office:value="1.45" calcext:value-type="float">
            <text:p>1,45</text:p>
          </table:table-cell>
          <table:table-cell table:number-columns-repeated="2"/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02" calcext:value-type="float">
            <text:p>0,02</text:p>
          </table:table-cell>
          <table:table-cell table:style-name="ce1" office:value-type="float" office:value="1.3818" calcext:value-type="float">
            <text:p>1,3818</text:p>
          </table:table-cell>
          <table:table-cell table:style-name="ce6" office:value-type="float" office:value="1.3" calcext:value-type="float">
            <text:p>1,30</text:p>
          </table:table-cell>
          <table:table-cell table:number-columns-repeated="16373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10]/SQRT(4*9.82*[.C10]/3)" office:value-type="float" office:value="1.95415896765738" calcext:value-type="float">
            <text:p>1,95416</text:p>
          </table:table-cell>
          <table:table-cell table:style-name="ce1" office:value-type="float" office:value="1.77" calcext:value-type="float">
            <text:p>1,77</text:p>
          </table:table-cell>
          <table:table-cell table:style-name="ce1" office:value-type="string" calcext:value-type="string">
            <text:p>mean</text:p>
          </table:table-cell>
          <table:table-cell table:number-columns-repeated="16378"/>
        </table:table-row>
        <table:table-row table:style-name="ro2"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02" calcext:value-type="float">
            <text:p>0,02</text:p>
          </table:table-cell>
          <table:table-cell table:style-name="ce4" table:formula="of:=2*[.B11]/SQRT(4*9.82*[.C11]/3)" office:value-type="float" office:value="1.95415896765738" calcext:value-type="float">
            <text:p>1,95416</text:p>
          </table:table-cell>
          <table:table-cell table:style-name="ce1" office:value-type="float" office:value="1.51" calcext:value-type="float">
            <text:p>1,51</text:p>
          </table:table-cell>
          <table:table-cell table:style-name="ce5" table:formula="of:=AVERAGE([.E2:.E11])" office:value-type="float" office:value="1.553" calcext:value-type="float">
            <text:p>1,6</text:p>
          </table:table-cell>
          <table:table-cell/>
          <table:table-cell table:style-name="ce1" office:value-type="string" calcext:value-type="string">
            <text:p>Length of slope (meter)</text:p>
          </table:table-cell>
          <table:table-cell table:style-name="ce1" office:value-type="string" calcext:value-type="string">
            <text:p>Height of slope (meter)</text:p>
          </table:table-cell>
          <table:table-cell table:style-name="ce1" office:value-type="string" calcext:value-type="string">
            <text:p>Theoretical time (sec)</text:p>
          </table:table-cell>
          <table:table-cell table:style-name="ce1" office:value-type="string" calcext:value-type="string">
            <text:p>Average time (sec)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style-name="ce6" office:value-type="float" office:value="0.125" calcext:value-type="float">
            <text:p>0,13</text:p>
          </table:table-cell>
          <table:table-cell table:style-name="ce6" office:value-type="float" office:value="0.02" calcext:value-type="float">
            <text:p>0,02</text:p>
          </table:table-cell>
          <table:table-cell table:style-name="ce1" office:value-type="float" office:value="0.97708" calcext:value-type="float">
            <text:p>0,97708</text:p>
          </table:table-cell>
          <table:table-cell table:style-name="ce6" office:value-type="float" office:value="0.9" calcext:value-type="float">
            <text:p>0,90</text:p>
          </table:table-cell>
          <table:table-cell table:number-columns-repeated="16373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13]/SQRT(4*9.82*[.C13]/3)" office:value-type="float" office:value="1.69235130902447" calcext:value-type="float">
            <text:p>1,69235</text:p>
          </table:table-cell>
          <table:table-cell table:style-name="ce1" office:value-type="float" office:value="1.33" calcext:value-type="float">
            <text:p>1,33</text:p>
          </table:table-cell>
          <table:table-cell table:number-columns-repeated="16379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14]/SQRT(4*9.82*[.C14]/3)" office:value-type="float" office:value="1.69235130902447" calcext:value-type="float">
            <text:p>1,69235</text:p>
          </table:table-cell>
          <table:table-cell table:style-name="ce1" office:value-type="float" office:value="1.18" calcext:value-type="float">
            <text:p>1,18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15]/SQRT(4*9.82*[.C15]/3)" office:value-type="float" office:value="1.69235130902447" calcext:value-type="float">
            <text:p>1,69235</text:p>
          </table:table-cell>
          <table:table-cell table:style-name="ce1" office:value-type="float" office:value="1.58" calcext:value-type="float">
            <text:p>1,58</text:p>
          </table:table-cell>
          <table:table-cell table:number-columns-repeated="2"/>
          <table:table-cell table:style-name="ce2" office:value-type="float" office:value="0.5" calcext:value-type="float">
            <text:p>0,5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16]/SQRT(4*9.82*[.C16]/3)" office:value-type="float" office:value="1.69235130902447" calcext:value-type="float">
            <text:p>1,69235</text:p>
          </table:table-cell>
          <table:table-cell table:style-name="ce1" office:value-type="float" office:value="1.4" calcext:value-type="float">
            <text:p>1,4</text:p>
          </table:table-cell>
          <table:table-cell table:number-columns-repeated="2"/>
          <table:table-cell table:style-name="ce1" office:value-type="float" office:value="0.375" calcext:value-type="float">
            <text:p>0,375</text:p>
          </table:table-cell>
          <table:table-cell table:style-name="ce1" office:value-type="float" office:value="1.4" calcext:value-type="float">
            <text:p>1,4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17]/SQRT(4*9.82*[.C17]/3)" office:value-type="float" office:value="1.69235130902447" calcext:value-type="float">
            <text:p>1,69235</text:p>
          </table:table-cell>
          <table:table-cell table:style-name="ce1" office:value-type="float" office:value="1.45" calcext:value-type="float">
            <text:p>1,45</text:p>
          </table:table-cell>
          <table:table-cell table:number-columns-repeated="2"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.3" calcext:value-type="float">
            <text:p>1,3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18]/SQRT(4*9.82*[.C18]/3)" office:value-type="float" office:value="1.69235130902447" calcext:value-type="float">
            <text:p>1,69235</text:p>
          </table:table-cell>
          <table:table-cell table:style-name="ce1" office:value-type="float" office:value="1.38" calcext:value-type="float">
            <text:p>1,38</text:p>
          </table:table-cell>
          <table:table-cell table:number-columns-repeated="2"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19]/SQRT(4*9.82*[.C19]/3)" office:value-type="float" office:value="1.69235130902447" calcext:value-type="float">
            <text:p>1,69235</text:p>
          </table:table-cell>
          <table:table-cell table:style-name="ce1" office:value-type="float" office:value="1.64" calcext:value-type="float">
            <text:p>1,64</text:p>
          </table:table-cell>
          <table:table-cell table:number-columns-repeated="2"/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.95416" calcext:value-type="float">
            <text:p>1,95416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20]/SQRT(4*9.82*[.C20]/3)" office:value-type="float" office:value="1.69235130902447" calcext:value-type="float">
            <text:p>1,69235</text:p>
          </table:table-cell>
          <table:table-cell table:style-name="ce1"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375" calcext:value-type="float">
            <text:p>0,375</text:p>
          </table:table-cell>
          <table:table-cell table:style-name="ce1" office:value-type="float" office:value="1.69235" calcext:value-type="float">
            <text:p>1,69235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21]/SQRT(4*9.82*[.C21]/3)" office:value-type="float" office:value="1.69235130902447" calcext:value-type="float">
            <text:p>1,69235</text:p>
          </table:table-cell>
          <table:table-cell table:style-name="ce1" office:value-type="float" office:value="1.45" calcext:value-type="float">
            <text:p>1,45</text:p>
          </table:table-cell>
          <table:table-cell table:number-columns-repeated="2"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.3818" calcext:value-type="float">
            <text:p>1,3818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22]/SQRT(4*9.82*[.C22]/3)" office:value-type="float" office:value="1.69235130902447" calcext:value-type="float">
            <text:p>1,69235</text:p>
          </table:table-cell>
          <table:table-cell table:style-name="ce1" office:value-type="float" office:value="1.52" calcext:value-type="float">
            <text:p>1,52</text:p>
          </table:table-cell>
          <table:table-cell table:style-name="ce1" office:value-type="string" calcext:value-type="string">
            <text:p>mean</text:p>
          </table:table-cell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97708" calcext:value-type="float">
            <text:p>0,97708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0.5*0.75" office:value-type="float" office:value="0.375" calcext:value-type="float">
            <text:p>0,37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4" table:formula="of:=2*[.B23]/SQRT(4*9.82*[.C23]/3)" office:value-type="float" office:value="1.69235130902447" calcext:value-type="float">
            <text:p>1,69235</text:p>
          </table:table-cell>
          <table:table-cell table:style-name="ce1" office:value-type="float" office:value="1.26" calcext:value-type="float">
            <text:p>1,26</text:p>
          </table:table-cell>
          <table:table-cell table:style-name="ce5" table:formula="of:=AVERAGE([.E13:.E23])" office:value-type="float" office:value="1.432727273" calcext:value-type="float">
            <text:p>1,4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4"/>
          <table:table-cell table:number-columns-repeated="16380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25]/SQRT(4*9.82*[.C25]/3)" office:value-type="float" office:value="1.38179905754704" calcext:value-type="float">
            <text:p>1,38180</text:p>
          </table:table-cell>
          <table:table-cell table:style-name="ce1" office:value-type="float" office:value="1.45" calcext:value-type="float">
            <text:p>1,45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26]/SQRT(4*9.82*[.C26]/3)" office:value-type="float" office:value="1.38179905754704" calcext:value-type="float">
            <text:p>1,38180</text:p>
          </table:table-cell>
          <table:table-cell table:style-name="ce1" office:value-type="float" office:value="1.52" calcext:value-type="float">
            <text:p>1,52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27]/SQRT(4*9.82*[.C27]/3)" office:value-type="float" office:value="1.38179905754704" calcext:value-type="float">
            <text:p>1,38180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28]/SQRT(4*9.82*[.C28]/3)" office:value-type="float" office:value="1.38179905754704" calcext:value-type="float">
            <text:p>1,38180</text:p>
          </table:table-cell>
          <table:table-cell table:style-name="ce1" office:value-type="float" office:value="1.38" calcext:value-type="float">
            <text:p>1,38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29]/SQRT(4*9.82*[.C29]/3)" office:value-type="float" office:value="1.38179905754704" calcext:value-type="float">
            <text:p>1,38180</text:p>
          </table:table-cell>
          <table:table-cell table:style-name="ce1" office:value-type="float" office:value="1.32" calcext:value-type="float">
            <text:p>1,32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30]/SQRT(4*9.82*[.C30]/3)" office:value-type="float" office:value="1.38179905754704" calcext:value-type="float">
            <text:p>1,38180</text:p>
          </table:table-cell>
          <table:table-cell table:style-name="ce1" office:value-type="float" office:value="1.13" calcext:value-type="float">
            <text:p>1,13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31]/SQRT(4*9.82*[.C31]/3)" office:value-type="float" office:value="1.38179905754704" calcext:value-type="float">
            <text:p>1,38180</text:p>
          </table:table-cell>
          <table:table-cell table:style-name="ce1" office:value-type="float" office:value="1.32" calcext:value-type="float">
            <text:p>1,32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32]/SQRT(4*9.82*[.C32]/3)" office:value-type="float" office:value="1.38179905754704" calcext:value-type="float">
            <text:p>1,38180</text:p>
          </table:table-cell>
          <table:table-cell table:style-name="ce1" office:value-type="float" office:value="1.46" calcext:value-type="float">
            <text:p>1,46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33]/SQRT(4*9.82*[.C33]/3)" office:value-type="float" office:value="1.38179905754704" calcext:value-type="float">
            <text:p>1,38180</text:p>
          </table:table-cell>
          <table:table-cell table:style-name="ce1" office:value-type="float" office:value="1.31" calcext:value-type="float">
            <text:p>1,31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34]/SQRT(4*9.82*[.C34]/3)" office:value-type="float" office:value="1.38179905754704" calcext:value-type="float">
            <text:p>1,38180</text:p>
          </table:table-cell>
          <table:table-cell table:style-name="ce1" office:value-type="float" office:value="1.31" calcext:value-type="float">
            <text:p>1,31</text:p>
          </table:table-cell>
          <table:table-cell table:style-name="ce1" office:value-type="string" calcext:value-type="string">
            <text:p>mean</text:p>
          </table:table-cell>
          <table:table-cell table:number-columns-repeated="16378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4" table:formula="of:=2*[.B35]/SQRT(4*9.82*[.C35]/3)" office:value-type="float" office:value="1.38179905754704" calcext:value-type="float">
            <text:p>1,38180</text:p>
          </table:table-cell>
          <table:table-cell table:style-name="ce1" office:value-type="float" office:value="1.33" calcext:value-type="float">
            <text:p>1,33</text:p>
          </table:table-cell>
          <table:table-cell table:style-name="ce5" table:formula="of:=AVERAGE([.E25:.E35])" office:value-type="float" office:value="1.339090909" calcext:value-type="float">
            <text:p>1,3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4"/>
          <table:table-cell table:number-columns-repeated="16380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37]/SQRT(4*9.82*[.C37]/3)" office:value-type="float" office:value="0.977079483828691" calcext:value-type="float">
            <text:p>0,97708</text:p>
          </table:table-cell>
          <table:table-cell table:style-name="ce1" office:value-type="float" office:value="0.86" calcext:value-type="float">
            <text:p>0,86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38]/SQRT(4*9.82*[.C38]/3)" office:value-type="float" office:value="0.977079483828691" calcext:value-type="float">
            <text:p>0,97708</text:p>
          </table:table-cell>
          <table:table-cell table:style-name="ce1" office:value-type="float" office:value="0.93" calcext:value-type="float">
            <text:p>0,93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39]/SQRT(4*9.82*[.C39]/3)" office:value-type="float" office:value="0.977079483828691" calcext:value-type="float">
            <text:p>0,97708</text:p>
          </table:table-cell>
          <table:table-cell table:style-name="ce1" office:value-type="float" office:value="0.74" calcext:value-type="float">
            <text:p>0,74</text:p>
          </table:table-cell>
          <table:table-cell/>
          <table:table-cell>
            <draw:frame draw:z-index="1" draw:name="Chart 2" draw:style-name="gr1" draw:text-style-name="P1" svg:width="15.874cm" svg:height="9.815cm" svg:x="0.212cm" svg:y="0.212cm">
              <draw:object draw:notify-on-update-of-ranges="'Raw data'.H15:'Raw data'.H22 'Raw data'.I14:'Raw data'.I14 'Raw data'.I15:'Raw data'.I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7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0]/SQRT(4*9.82*[.C40]/3)" office:value-type="float" office:value="0.977079483828691" calcext:value-type="float">
            <text:p>0,97708</text:p>
          </table:table-cell>
          <table:table-cell table:style-name="ce1" office:value-type="float" office:value="0.93" calcext:value-type="float">
            <text:p>0,93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1]/SQRT(4*9.82*[.C41]/3)" office:value-type="float" office:value="0.977079483828691" calcext:value-type="float">
            <text:p>0,97708</text:p>
          </table:table-cell>
          <table:table-cell table:style-name="ce1" office:value-type="float" office:value="0.99" calcext:value-type="float">
            <text:p>0,99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2]/SQRT(4*9.82*[.C42]/3)" office:value-type="float" office:value="0.977079483828691" calcext:value-type="float">
            <text:p>0,97708</text:p>
          </table:table-cell>
          <table:table-cell table:style-name="ce1" office:value-type="float" office:value="0.86" calcext:value-type="float">
            <text:p>0,86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3]/SQRT(4*9.82*[.C43]/3)" office:value-type="float" office:value="0.977079483828691" calcext:value-type="float">
            <text:p>0,97708</text:p>
          </table:table-cell>
          <table:table-cell table:style-name="ce1" office:value-type="float" office:value="0.93" calcext:value-type="float">
            <text:p>0,93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4]/SQRT(4*9.82*[.C44]/3)" office:value-type="float" office:value="0.977079483828691" calcext:value-type="float">
            <text:p>0,97708</text:p>
          </table:table-cell>
          <table:table-cell table:style-name="ce1" office:value-type="float" office:value="0.93" calcext:value-type="float">
            <text:p>0,93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5]/SQRT(4*9.82*[.C45]/3)" office:value-type="float" office:value="0.977079483828691" calcext:value-type="float">
            <text:p>0,97708</text:p>
          </table:table-cell>
          <table:table-cell table:style-name="ce1" office:value-type="float" office:value="0.94" calcext:value-type="float">
            <text:p>0,94</text:p>
          </table:table-cell>
          <table:table-cell table:number-columns-repeated="16379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6]/SQRT(4*9.82*[.C46]/3)" office:value-type="float" office:value="0.977079483828691" calcext:value-type="float">
            <text:p>0,97708</text:p>
          </table:table-cell>
          <table:table-cell table:style-name="ce1" office:value-type="float" office:value="0.93" calcext:value-type="float">
            <text:p>0,93</text:p>
          </table:table-cell>
          <table:table-cell table:style-name="ce1" office:value-type="string" calcext:value-type="string">
            <text:p>mean</text:p>
          </table:table-cell>
          <table:table-cell table:number-columns-repeated="16378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4" table:formula="of:=2*[.B47]/SQRT(4*9.82*[.C47]/3)" office:value-type="float" office:value="0.977079483828691" calcext:value-type="float">
            <text:p>0,97708</text:p>
          </table:table-cell>
          <table:table-cell table:style-name="ce1" office:value-type="float" office:value="0.79" calcext:value-type="float">
            <text:p>0,79</text:p>
          </table:table-cell>
          <table:table-cell table:style-name="ce5" table:formula="of:=AVERAGE([.E37:.E47])" office:value-type="float" office:value="0.8936363636" calcext:value-type="float">
            <text:p>0,9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number-columns-repeated="2" table:style-name="ce1" office:value-type="string" calcext:value-type="string">
            <text:p>x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6381"/>
        </table:table-row>
        <table:table-row table:style-name="ro2">
          <table:table-cell/>
          <table:table-cell table:style-name="ce2" office:value-type="float" office:value="0.5" calcext:value-type="float">
            <text:p>0,5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16381"/>
        </table:table-row>
        <table:table-row table:style-name="ro2">
          <table:table-cell/>
          <table:table-cell table:style-name="ce1" office:value-type="float" office:value="0.375" calcext:value-type="float">
            <text:p>0,375</text:p>
          </table:table-cell>
          <table:table-cell table:style-name="ce1" office:value-type="float" office:value="1.4" calcext:value-type="float">
            <text:p>1,4</text:p>
          </table:table-cell>
          <table:table-cell table:number-columns-repeated="16381"/>
        </table:table-row>
        <table:table-row table:style-name="ro2">
          <table:table-cell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.3" calcext:value-type="float">
            <text:p>1,3</text:p>
          </table:table-cell>
          <table:table-cell table:number-columns-repeated="16381"/>
        </table:table-row>
        <table:table-row table:style-name="ro2">
          <table:table-cell/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>
            <draw:frame draw:z-index="2" draw:name="Chart 3" draw:style-name="gr1" draw:text-style-name="P1" svg:width="15.874cm" svg:height="9.815cm" svg:x="0.079cm" svg:y="0.37cm">
              <draw:object draw:notify-on-update-of-ranges="'Raw data'.B52:'Raw data'.B55 'Raw data'.C51:'Raw data'.C51 'Raw data'.C52:'Raw data'.C5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draw:z-index="0" draw:name="Chart 1" draw:style-name="gr1" draw:text-style-name="P1" svg:width="15.874cm" svg:height="9.815cm" svg:x="0.212cm" svg:y="0.37cm">
              <draw:object draw:notify-on-update-of-ranges="'Raw data'.H15:'Raw data'.H22 'Raw data'.I14:'Raw data'.I14 'Raw data'.I15:'Raw data'.I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sults" table:style-name="ta2">
        <office:forms form:automatic-focus="false" form:apply-design-mode="false"/>
        <table:table-column table:style-name="co1" table:number-columns-repeated="15" table:default-cell-style-name="Default"/>
        <table:table-column table:style-name="co6" table:default-cell-style-name="Default"/>
        <table:table-column table:style-name="co1" table:number-columns-repeated="16368" table:default-cell-style-name="Default"/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<text:a xlink:href="http://t.th/" xlink:type="simple">T.Th</text:a></text:p>
          </table:table-cell>
          <table:table-cell table:style-name="ce1" office:value-type="string" calcext:value-type="string">
            <text:p>T.Ex</text:p>
          </table:table-cell>
          <table:table-cell table:number-columns-repeated="16380"/>
        </table:table-row>
        <table:table-row table:style-name="ro2">
          <table:table-cell table:style-name="ce1" table:formula="of:=0.5" office:value-type="float" office:value="0.5" calcext:value-type="float">
            <text:p>0,5</text:p>
          </table:table-cell>
          <table:table-cell table:style-name="ce1" table:formula="of:=0.02" office:value-type="float" office:value="0.02" calcext:value-type="float">
            <text:p>0,02</text:p>
          </table:table-cell>
          <table:table-cell table:style-name="ce4" table:formula="of:=[$'Raw data'.D2]" office:value-type="float" office:value="1.954158968" calcext:value-type="float">
            <text:p>1,95416</text:p>
          </table:table-cell>
          <table:table-cell table:style-name="ce5" table:formula="of:=[$'Raw data'.F11]" office:value-type="float" office:value="1.553" calcext:value-type="float">
            <text:p>1,6</text:p>
          </table:table-cell>
          <table:table-cell/>
          <table:table-cell table:style-name="ce1" office:value-type="string" calcext:value-type="string">
            <text:p>Theoretical time comparison</text:p>
          </table:table-cell>
          <table:table-cell table:number-columns-repeated="16378"/>
        </table:table-row>
        <table:table-row table:style-name="ro2">
          <table:table-cell table:style-name="ce1" table:formula="of:=0.5*0.75" office:value-type="float" office:value="0.375" calcext:value-type="float">
            <text:p>0,375</text:p>
          </table:table-cell>
          <table:table-cell table:style-name="ce1" table:formula="of:=0.02*0.75" office:value-type="float" office:value="0.015" calcext:value-type="float">
            <text:p>0,015</text:p>
          </table:table-cell>
          <table:table-cell table:style-name="ce4" table:formula="of:=[$'Raw data'.D13]" office:value-type="float" office:value="1.692351309" calcext:value-type="float">
            <text:p>1,69235</text:p>
          </table:table-cell>
          <table:table-cell table:style-name="ce5" table:formula="of:=[$'Raw data'.F23]" office:value-type="float" office:value="1.432727273" calcext:value-type="float">
            <text:p>1,4</text:p>
          </table:table-cell>
          <table:table-cell/>
          <table:table-cell table:style-name="ce1" office:value-type="string" calcext:value-type="string">
            <text:p>Theoretical time</text:p>
          </table:table-cell>
          <table:table-cell table:style-name="ce1" office:value-type="string" calcext:value-type="string">
            <text:p>% of avail. slope</text:p>
          </table:table-cell>
          <table:table-cell table:number-columns-repeated="16377"/>
        </table:table-row>
        <table:table-row table:style-name="ro2">
          <table:table-cell table:style-name="ce1" table:formula="of:=0.5*0.5" office:value-type="float" office:value="0.25" calcext:value-type="float">
            <text:p>0,25</text:p>
          </table:table-cell>
          <table:table-cell table:style-name="ce1" table:formula="of:=0.02*0.5" office:value-type="float" office:value="0.01" calcext:value-type="float">
            <text:p>0,01</text:p>
          </table:table-cell>
          <table:table-cell table:style-name="ce4" table:formula="of:=[$'Raw data'.D25]" office:value-type="float" office:value="1.381799058" calcext:value-type="float">
            <text:p>1,38180</text:p>
          </table:table-cell>
          <table:table-cell table:style-name="ce5" table:formula="of:=[$'Raw data'.F35]" office:value-type="float" office:value="1.339090909" calcext:value-type="float">
            <text:p>1,3</text:p>
          </table:table-cell>
          <table:table-cell/>
          <table:table-cell table:style-name="ce4" table:formula="of:=[.C2]" office:value-type="float" office:value="1.954158968" calcext:value-type="float">
            <text:p>1,95416</text:p>
          </table:table-cell>
          <table:table-cell table:style-name="ce7" office:value-type="percentage" office:value="1" calcext:value-type="percentage">
            <text:p>100 %</text:p>
          </table:table-cell>
          <table:table-cell table:number-columns-repeated="16377"/>
        </table:table-row>
        <table:table-row table:style-name="ro2">
          <table:table-cell table:style-name="ce1" table:formula="of:=0.5*0.25" office:value-type="float" office:value="0.125" calcext:value-type="float">
            <text:p>0,125</text:p>
          </table:table-cell>
          <table:table-cell table:style-name="ce1" table:formula="of:=0.02*0.25" office:value-type="float" office:value="0.005" calcext:value-type="float">
            <text:p>0,005</text:p>
          </table:table-cell>
          <table:table-cell table:style-name="ce4" table:formula="of:=[$'Raw data'.D37]" office:value-type="float" office:value="0.9770794838" calcext:value-type="float">
            <text:p>0,97708</text:p>
          </table:table-cell>
          <table:table-cell table:style-name="ce5" table:formula="of:=[$'Raw data'.F47]" office:value-type="float" office:value="0.8936363636" calcext:value-type="float">
            <text:p>0,9</text:p>
          </table:table-cell>
          <table:table-cell/>
          <table:table-cell table:style-name="ce4" table:formula="of:=[.C3]" office:value-type="float" office:value="1.692351309" calcext:value-type="float">
            <text:p>1,69235</text:p>
          </table:table-cell>
          <table:table-cell table:style-name="ce7" office:value-type="percentage" office:value="0.75" calcext:value-type="percentage">
            <text:p>75 %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4" table:formula="of:=[.C4]" office:value-type="float" office:value="1.381799058" calcext:value-type="float">
            <text:p>1,38180</text:p>
          </table:table-cell>
          <table:table-cell table:style-name="ce7" office:value-type="percentage" office:value="0.5" calcext:value-type="percentage">
            <text:p>50 %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4" table:formula="of:=[.C5]" office:value-type="float" office:value="0.9770794838" calcext:value-type="float">
            <text:p>0,97708</text:p>
          </table:table-cell>
          <table:table-cell table:style-name="ce7" office:value-type="percentage" office:value="0.25" calcext:value-type="percentage">
            <text:p>25 %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5"/>
          <table:table-cell table:style-name="ce1" office:value-type="string" calcext:value-type="string">
            <text:p>% of avail slope used</text:p>
          </table:table-cell>
          <table:table-cell table:style-name="ce1" office:value-type="string" calcext:value-type="string">
            <text:p>Experimental Time</text:p>
          </table:table-cell>
          <table:table-cell table:style-name="ce1" office:value-type="string" calcext:value-type="string">
            <text:p>Theoretical Time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7" office:value-type="percentage" office:value="1" calcext:value-type="percentage">
            <text:p>100 %</text:p>
          </table:table-cell>
          <table:table-cell table:style-name="ce5" table:formula="of:=[.D2]" office:value-type="float" office:value="1.553" calcext:value-type="float">
            <text:p>1,6</text:p>
          </table:table-cell>
          <table:table-cell table:style-name="ce8" table:formula="of:=[.F4]" office:value-type="float" office:value="1.954158968" calcext:value-type="float">
            <text:p>1,95416</text:p>
          </table:table-cell>
          <table:table-cell>
            <draw:frame table:end-cell-address="Results.N27" table:end-x="2.363cm" table:end-y="0.156cm" draw:z-index="0" draw:style-name="gr2" draw:text-style-name="P2" svg:width="12.308cm" svg:height="8.999cm" svg:x="2.42cm" svg:y="0.327cm">
              <draw:object draw:notify-on-update-of-ranges="Results.F10:Results.F13 Results.G9:Results.G9 Results.G10:Results.G13 Results.F10:Results.F13 Results.H9:Results.H9 Results.H10:Results.H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7" office:value-type="percentage" office:value="0.75" calcext:value-type="percentage">
            <text:p>75 %</text:p>
          </table:table-cell>
          <table:table-cell table:style-name="ce5" table:formula="of:=[.D3]" office:value-type="float" office:value="1.432727273" calcext:value-type="float">
            <text:p>1,4</text:p>
          </table:table-cell>
          <table:table-cell table:style-name="ce8" table:formula="of:=[.F5]" office:value-type="float" office:value="1.692351309" calcext:value-type="float">
            <text:p>1,69235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7" office:value-type="percentage" office:value="0.5" calcext:value-type="percentage">
            <text:p>50 %</text:p>
          </table:table-cell>
          <table:table-cell table:style-name="ce5" table:formula="of:=[.D4]" office:value-type="float" office:value="1.339090909" calcext:value-type="float">
            <text:p>1,3</text:p>
          </table:table-cell>
          <table:table-cell table:style-name="ce8" table:formula="of:=[.F6]" office:value-type="float" office:value="1.381799058" calcext:value-type="float">
            <text:p>1,3818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7" office:value-type="percentage" office:value="0.25" calcext:value-type="percentage">
            <text:p>25 %</text:p>
          </table:table-cell>
          <table:table-cell table:style-name="ce5" table:formula="of:=[.D5]" office:value-type="float" office:value="0.8936363636" calcext:value-type="float">
            <text:p>0,9</text:p>
          </table:table-cell>
          <table:table-cell table:style-name="ce8" table:formula="of:=[.F7]" office:value-type="float" office:value="0.9770794838" calcext:value-type="float">
            <text:p>0,97708</text:p>
          </table:table-cell>
          <table:table-cell table:number-columns-repeated="16376"/>
        </table:table-row>
        <table:table-row table:style-name="ro3" table:number-rows-repeated="14">
          <table:table-cell table:number-columns-repeated="16384"/>
        </table:table-row>
        <table:table-row table:style-name="ro3">
          <table:table-cell table:number-columns-repeated="13"/>
          <table:table-cell table:style-name="ce17"/>
          <table:table-cell table:number-columns-repeated="1637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sv" fo:country="SE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FreeSerif" style:font-family-generic="roman" style:font-pitch="variable" fo:font-size="12pt" fo:language="sv" fo:country="SE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kr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kr</number:text>
    </number:number-style>
    <number:number-style style:name="N14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43P0"/>
    </number:number-style>
    <number:number-style style:name="N135P0" style:volatile="true">
      <number:number number:decimal-places="0" number:min-decimal-places="0" number:min-integer-digits="1" number:grouping="true"/>
      <number:text>    </number:text>
    </number:number-style>
    <number:number-style style:name="N135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4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number number:decimal-places="5" number:min-decimal-places="5" number:min-integer-digits="1" number:grouping="true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08">
      <number:number number:decimal-places="1" number:min-decimal-places="1" number:min-integer-digits="1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38">
      <number:month number:textual="true"/>
      <number:text>-</number:text>
      <number:year/>
    </number:date-style>
    <number:number-style style:name="N109">
      <number:number number:decimal-places="5" number:min-decimal-places="5" number:min-integer-digits="1"/>
    </number:number-style>
    <number:date-style style:name="N139">
      <number:day number:style="long"/>
      <number:text>-</number:text>
      <number:month number:textual="true"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time-style style:name="N111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25P2" style:volatile="true">
      <number:text> </number:text>
      <number:fill-character> </number:fill-character>
      <number:text>- kr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42P0" style:volatile="true">
      <number:number number:decimal-places="2" number:min-decimal-places="2" number:min-integer-digits="1" number:grouping="true"/>
      <number:text> kr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42P0"/>
    </number:number-style>
    <number:time-style style:name="N113">
      <number:minutes number:style="long"/>
      <number:text>:</number:text>
      <number:seconds number:style="long"/>
    </number:time-style>
    <number:number-style style:name="N146P0" style:volatile="true">
      <number:number number:decimal-places="0" number:min-decimal-places="0" number:min-integer-digits="1" number:grouping="true"/>
      <number:text> kr</number:text>
    </number:number-style>
    <number:number-style style:name="N146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46P0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r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9P2" style:volatile="true">
      <number:text> </number:text>
      <number:fill-character> </number:fill-character>
      <number:text>-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2" number:min-decimal-places="2" number:min-integer-digits="1" number:grouping="true"/>
      <number:text> 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sults" style:display-name="PageStyle_Resul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w_20_data" style:display-name="PageStyle_Raw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20:43:32.678126515</dc:date>
    <meta:editing-duration>PT2H59M15S</meta:editing-duration>
    <meta:editing-cycles>3</meta:editing-cycles>
    <meta:generator>LibreOffice/7.4.1.2$Linux_X86_64 LibreOffice_project/40$Build-2</meta:generator>
    <meta:document-statistic meta:table-count="2" meta:cell-count="29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exponential"/>
      <style:graphic-properties svg:stroke-width="0.053cm"/>
    </style:style>
    <style:style style:name="ch11" style:family="chart">
      <style:text-properties fo:color="#000000" style:text-position="0% 100%" fo:font-family="Arial" style:font-family-asian="Arial" style:font-family-complex="Arial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title svg:x="6.857cm" svg:y="0.331cm" chart:style-name="ch2">
          <text:p>y mot x</text:p>
        </chart:title>
        <chart:legend chart:legend-position="end" svg:x="12.335cm" svg:y="4.36cm" style:legend-expansion="high" chart:style-name="ch3"/>
        <chart:plot-area chart:style-name="ch4" table:cell-range-address="'Raw data'.H15:'Raw data'.I22 'Raw data'.I14:'Raw data'.I14" chart:data-source-has-labels="row" svg:x="1.377cm" svg:y="1.624cm" svg:width="10.641cm" svg:height="6.966cm">
          <chart:coordinate-region svg:x="1.954cm" svg:y="1.823cm" svg:width="9.732cm" svg:height="6.27cm"/>
          <chart:axis chart:dimension="x" chart:name="primary-x" chart:style-name="ch5">
            <chart:title svg:x="6.553cm" svg:y="8.787cm" chart:style-name="ch6">
              <text:p>x</text:p>
            </chart:title>
            <chart:grid chart:style-name="ch7" chart:class="major"/>
          </chart:axis>
          <chart:axis chart:dimension="y" chart:name="primary-y" chart:style-name="ch5">
            <chart:title svg:x="0.451cm" svg:y="5.251cm" chart:style-name="ch8">
              <text:p>y</text:p>
            </chart:title>
            <chart:grid chart:style-name="ch7" chart:class="major"/>
          </chart:axis>
          <chart:series chart:style-name="ch9" chart:values-cell-range-address="'Raw data'.I15:'Raw data'.I22" chart:label-cell-address="'Raw data'.I14:'Raw data'.I14" chart:class="chart:scatter">
            <chart:domain table:cell-range-address="'Raw data'.H15:'Raw data'.H22"/>
            <chart:regression-curve chart:style-name="ch10">
              <chart:equation chart:display-equation="true" chart:display-r-square="fals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y</text:p>
                <draw:g>
                  <svg:desc>'Raw data'.I14:'Raw data'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Raw data'.H15:'Raw data'.H22</svg:desc>
                </draw:g>
              </table:table-cell>
              <table:table-cell office:value-type="float" office:value="1.6">
                <text:p>1.6</text:p>
                <draw:g>
                  <svg:desc>'Raw data'.I15:'Raw data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5">
                <text:p>0.3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95416">
                <text:p>1.9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1.69235">
                <text:p>1.69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.3818">
                <text:p>1.3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97708">
                <text:p>0.97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title svg:x="6.857cm" svg:y="0.331cm" chart:style-name="ch2">
          <text:p>y mot x</text:p>
        </chart:title>
        <chart:legend chart:legend-position="end" svg:x="14.961cm" svg:y="4.609cm" style:legend-expansion="high" chart:style-name="ch3"/>
        <chart:plot-area chart:style-name="ch4" table:cell-range-address="'Raw data'.H15:'Raw data'.I22 'Raw data'.I14:'Raw data'.I14" chart:data-source-has-labels="row" svg:x="1.377cm" svg:y="1.624cm" svg:width="13.267cm" svg:height="6.966cm">
          <chart:coordinate-region svg:x="1.954cm" svg:y="1.823cm" svg:width="12.358cm" svg:height="6.27cm"/>
          <chart:axis chart:dimension="x" chart:name="primary-x" chart:style-name="ch5">
            <chart:title svg:x="7.866cm" svg:y="8.787cm" chart:style-name="ch6">
              <text:p>x</text:p>
            </chart:title>
            <chart:grid chart:style-name="ch7" chart:class="major"/>
          </chart:axis>
          <chart:axis chart:dimension="y" chart:name="primary-y" chart:style-name="ch5">
            <chart:title svg:x="0.451cm" svg:y="5.251cm" chart:style-name="ch8">
              <text:p>y</text:p>
            </chart:title>
            <chart:grid chart:style-name="ch7" chart:class="major"/>
          </chart:axis>
          <chart:series chart:style-name="ch9" chart:values-cell-range-address="'Raw data'.I15:'Raw data'.I22" chart:label-cell-address="'Raw data'.I14:'Raw data'.I14" chart:class="chart:scatter">
            <chart:domain table:cell-range-address="'Raw data'.H15:'Raw data'.H2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y</text:p>
                <draw:g>
                  <svg:desc>'Raw data'.I14:'Raw data'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Raw data'.H15:'Raw data'.H22</svg:desc>
                </draw:g>
              </table:table-cell>
              <table:table-cell office:value-type="float" office:value="1.6">
                <text:p>1.6</text:p>
                <draw:g>
                  <svg:desc>'Raw data'.I15:'Raw data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5">
                <text:p>0.3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95416">
                <text:p>1.9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1.69235">
                <text:p>1.69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.3818">
                <text:p>1.3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97708">
                <text:p>0.97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exponential"/>
      <style:graphic-properties svg:stroke-width="0.053cm"/>
    </style:style>
    <style:style style:name="ch11" style:family="chart">
      <style:text-properties fo:color="#000000" style:text-position="0% 100%" fo:font-family="Arial" style:font-family-asian="Arial" style:font-family-complex="Arial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title svg:x="6.857cm" svg:y="0.331cm" chart:style-name="ch2">
          <text:p>y mot x</text:p>
        </chart:title>
        <chart:legend chart:legend-position="end" svg:x="12.335cm" svg:y="4.36cm" style:legend-expansion="high" chart:style-name="ch3"/>
        <chart:plot-area chart:style-name="ch4" table:cell-range-address="'Raw data'.B52:'Raw data'.C55 'Raw data'.C51:'Raw data'.C51" chart:data-source-has-labels="row" svg:x="1.377cm" svg:y="1.624cm" svg:width="10.641cm" svg:height="6.966cm">
          <chart:coordinate-region svg:x="1.954cm" svg:y="1.823cm" svg:width="9.732cm" svg:height="6.27cm"/>
          <chart:axis chart:dimension="x" chart:name="primary-x" chart:style-name="ch5">
            <chart:title svg:x="6.553cm" svg:y="8.787cm" chart:style-name="ch6">
              <text:p>x</text:p>
            </chart:title>
            <chart:grid chart:style-name="ch7" chart:class="major"/>
          </chart:axis>
          <chart:axis chart:dimension="y" chart:name="primary-y" chart:style-name="ch5">
            <chart:title svg:x="0.451cm" svg:y="5.251cm" chart:style-name="ch8">
              <text:p>y</text:p>
            </chart:title>
            <chart:grid chart:style-name="ch7" chart:class="major"/>
          </chart:axis>
          <chart:series chart:style-name="ch9" chart:values-cell-range-address="'Raw data'.C52:'Raw data'.C55" chart:label-cell-address="'Raw data'.C51:'Raw data'.C51" chart:class="chart:scatter">
            <chart:domain table:cell-range-address="'Raw data'.B52:'Raw data'.B55"/>
            <chart:regression-curve chart:style-name="ch10">
              <chart:equation chart:display-equation="true" chart:display-r-square="false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Raw data'.C51:'Raw data'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Raw data'.B52:'Raw data'.B55</svg:desc>
                </draw:g>
              </table:table-cell>
              <table:table-cell office:value-type="float" office:value="1.6">
                <text:p>1.6</text:p>
                <draw:g>
                  <svg:desc>'Raw data'.C52:'Raw data'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5">
                <text:p>0.3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0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9cm" svg:height="9cm" xlink:href=".." xlink:type="simple" chart:class="chart:scatter" chart:style-name="ch1">
        <chart:legend chart:legend-position="top" svg:x="2.936cm" svg:y="0.185cm" style:legend-expansion="wide" chart:style-name="ch2"/>
        <chart:plot-area chart:style-name="ch3" table:cell-range-address="Results.F10:Results.H13 Results.G9:Results.H9" chart:data-source-has-labels="row" svg:x="1.231cm" svg:y="0.963cm" svg:width="10.832cm" svg:height="6.902cm">
          <chart:coordinate-region svg:x="2.699cm" svg:y="1.162cm" svg:width="8.886cm" svg:height="6.056cm"/>
          <chart:axis chart:dimension="x" chart:name="primary-x" chart:style-name="ch4">
            <chart:title svg:x="3.177cm" svg:y="8.045cm" chart:style-name="ch5">
              <text:p>Amount of available space used (% of 0.5 metre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3cm" chart:style-name="ch9">
              <text:p>Time (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Results.G10:Results.G13" chart:label-cell-address="Results.G9:Results.G9" chart:class="chart:scatter">
            <chart:domain table:cell-range-address="Results.F10:Results.F13"/>
            <chart:data-point chart:repeated="4"/>
          </chart:series>
          <chart:series chart:style-name="ch11" chart:values-cell-range-address="Results.H10:Results.H13" chart:label-cell-address="Results.H9:Results.H9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erimental Time</text:p>
                <draw:g>
                  <svg:desc>Results.G9:Results.G9</svg:desc>
                </draw:g>
              </table:table-cell>
              <table:table-cell office:value-type="string">
                <text:p>Theoretical Time</text:p>
                <draw:g>
                  <svg:desc>Results.H9:Results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F10:Results.F13</svg:desc>
                </draw:g>
              </table:table-cell>
              <table:table-cell office:value-type="float" office:value="1.553">
                <text:p>1.553</text:p>
                <draw:g>
                  <svg:desc>Results.G10:Results.G13</svg:desc>
                </draw:g>
              </table:table-cell>
              <table:table-cell office:value-type="float" office:value="1.954158968">
                <text:p>1.954158968</text:p>
                <draw:g>
                  <svg:desc>Results.H10:Results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.432727273">
                <text:p>1.432727273</text:p>
              </table:table-cell>
              <table:table-cell office:value-type="float" office:value="1.692351309">
                <text:p>1.692351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339090909">
                <text:p>1.339090909</text:p>
              </table:table-cell>
              <table:table-cell office:value-type="float" office:value="1.381799058">
                <text:p>1.381799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8936363636">
                <text:p>0.8936363636</text:p>
              </table:table-cell>
              <table:table-cell office:value-type="float" office:value="0.9770794838">
                <text:p>0.9770794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